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fo:font-size="12pt" style:font-size-asian="12pt" style:font-size-complex="12pt"/>
    </style:style>
    <style:style style:name="P6" style:family="paragraph" style:parent-style-name="Text_20_body">
      <style:text-properties fo:font-style="italic" style:font-style-asian="italic" style:font-style-complex="italic"/>
    </style:style>
    <style:style style:name="P7" style:family="paragraph" style:parent-style-name="Heading_20_3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ravspecifikation</text:h>
      <text:h text:style-name="Heading_20_2" text:outline-level="2">Aktörer</text:h>
      <text:h text:style-name="P7" text:outline-level="3">Primära aktörer</text:h>
      <text:p text:style-name="P3">Medlem: <text:span text:style-name="T4">Medlemmarna vill kunna få nyheter och viktig information genom systemet. De ska kunna boka/ändra sina båtplatser så att de kan få en plats som passar både dem och deras båtar. De ska också kunna se om de har några obetalda avgifter och i såna fall veta hur mycket de är skyldiga.</text:span></text:p>
      <text:p text:style-name="P3">Kassör: <text:span text:style-name="T4">Vill använda systemet för att se vilka medlemmar som inte har betalat sina avgifter än och skicka fakturor/påminnelser till dem.</text:span></text:p>
      <text:p text:style-name="P3">Sekreterare:<text:span text:style-name="T4"> Ändrar i informationen om båtplatser och medlemmar. Vill få information om båtar, båtplatser och medlemmar så att de kan hjälpa personer som kontaktar dem.</text:span></text:p>
      <text:h text:style-name="P7" text:outline-level="3">Stödjande aktörer</text:h>
      <text:p text:style-name="Text_20_body"><text:span text:style-name="T3">Nationella båtregistret:</text:span> Ger information om båtarna i systemets databas.</text:p>
      <text:h text:style-name="P7" text:outline-level="3">Offstage aktörer</text:h>
      <text:p text:style-name="Text_20_body"><text:span text:style-name="T3">Medlemsansvarig:</text:span> Har synpunkter på hur medlemsuppgifter ska behandlas och vad medlemmarna ska kunna göra.</text:p>
      <text:p text:style-name="P1"><text:span text:style-name="T1">Räddningstjänsten: </text:span><text:span text:style-name="T2">Regler för bokning av båtplatser.</text:span></text:p>
      <text:p text:style-name="P2"/>
      <text:h text:style-name="Heading_20_2" text:outline-level="2">Användningsfall</text:h>
      <text:h text:style-name="P7" text:outline-level="3">Medlem</text:h>
      <text:list xml:id="list6537948204511641637" text:style-name="L1">
        <text:list-item>
          <text:p text:style-name="P5"><text:s/>Boka båtplats.</text:p>
        </text:list-item>
        <text:list-item>
          <text:p text:style-name="P5">Ändra nuvarande båtplats.</text:p>
        </text:list-item>
        <text:list-item>
          <text:p text:style-name="P5">Läsa nyheter.</text:p>
        </text:list-item>
        <text:list-item>
          <text:p text:style-name="P5">Se obetalda avgifter.</text:p>
        </text:list-item>
      </text:list>
      <text:h text:style-name="P7" text:outline-level="3">Kassör</text:h>
      <text:list xml:id="list39375235" text:continue-numbering="true" text:style-name="L1">
        <text:list-item>
          <text:p text:style-name="P5">Se medlemmar med obetalda avgifter.</text:p>
        </text:list-item>
        <text:list-item>
          <text:p text:style-name="P5">Skicka faktura.</text:p>
        </text:list-item>
        <text:list-item>
          <text:p text:style-name="P5">Skicka betalningspåminnelse.</text:p>
        </text:list-item>
      </text:list>
      <text:h text:style-name="P7" text:outline-level="3">Sekreterare</text:h>
      <text:list xml:id="list39378600" text:continue-numbering="true" text:style-name="L1">
        <text:list-item>
          <text:p text:style-name="P4">Ge support åt medlemmar.</text:p>
        </text:list-item>
        <text:list-item>
          <text:p text:style-name="P4">Hitta medlem och båt i register.</text:p>
        </text:list-item>
        <text:list-item>
          <text:p text:style-name="P4">Manuellt ändra data i registret.<text:tab/></text:p>
        </text:list-item>
      </text:list>
      <text:h text:style-name="Heading_20_2" text:outline-level="2"><text:soft-page-break/>Länkar</text:h>
      <text:p text:style-name="P6"><text:a xlink:type="simple" xlink:href="../Scenarion.odt">Scenarion</text:a></text:p>
      <text:p text:style-name="P6"><text:a xlink:type="simple" xlink:href="../Vision.odt">Visionen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Henrik Gabrielsson<text:tab/>Iterativ Mjukvaruutveckling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Gabrielsson</meta:initial-creator>
    <meta:creation-date>2013-11-29T08:49:23.12</meta:creation-date>
    <dc:date>2013-12-10T19:24:27.26</dc:date>
    <dc:creator>Henrik Gabrielsson</dc:creator>
    <meta:editing-duration>PT12H45M8S</meta:editing-duration>
    <meta:editing-cycles>268</meta:editing-cycles>
    <meta:generator>OpenOffice/4.0.1$Win32 OpenOffice.org_project/401m5$Build-9714</meta:generator>
    <meta:document-statistic meta:table-count="0" meta:image-count="0" meta:object-count="0" meta:page-count="2" meta:paragraph-count="29" meta:word-count="190" meta:character-count="1262"/>
  </office:meta>
</office:document-meta>
</file>